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f279" officeooo:paragraph-rsid="0004f279" style:font-size-asian="20pt" style:font-size-complex="20pt"/>
    </style:style>
    <style:style style:name="P2" style:family="paragraph" style:parent-style-name="Standard">
      <style:text-properties fo:font-size="20pt" fo:font-weight="bold" officeooo:rsid="0005382d" officeooo:paragraph-rsid="0005382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evista para el cliente</text:p>
      <text:p text:style-name="P1"/>
      <text:p text:style-name="P1">¿Cuál es tu objetivo con el proyecto?</text:p>
      <text:p text:style-name="P1"/>
      <text:p text:style-name="P1"/>
      <text:p text:style-name="P1">¿Por qué tienes este objetivo?</text:p>
      <text:p text:style-name="P1"/>
      <text:p text:style-name="P1"/>
      <text:p text:style-name="P1">¿Por qué esta categoría de productos?</text:p>
      <text:p text:style-name="P1"/>
      <text:p text:style-name="P1"/>
      <text:p text:style-name="P1">¿Por qué los productos de omnilife?</text:p>
      <text:p text:style-name="P1"/>
      <text:p text:style-name="P1"/>
      <text:p text:style-name="P1">¿Qué tan importante es la venta en líne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7:54:13.957000000</dc:date>
    <meta:editing-duration>PT7M3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6" meta:word-count="36" meta:character-count="206" meta:non-whitespace-character-count="176"/>
  </office:meta>
</office:document-meta>
</file>